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4.93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7.3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6.68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934cm" fo:min-width="2.236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23cm" fo:min-width="4.404cm"/>
    </style:style>
    <style:style style:name="gr8" style:family="graphic" style:parent-style-name="standard">
      <style:graphic-properties draw:textarea-horizontal-align="justify" draw:textarea-vertical-align="middle" draw:auto-grow-height="false" fo:min-height="2.502cm" fo:min-width="3.8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2.292cm" fo:min-width="3.087cm"/>
    </style:style>
    <style:style style:name="gr11" style:family="graphic" style:parent-style-name="standard">
      <style:graphic-properties draw:textarea-horizontal-align="justify" draw:textarea-vertical-align="middle" draw:auto-grow-height="false" fo:min-height="2.462cm" fo:min-width="3.843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934cm" fo:min-width="1.818cm"/>
    </style:style>
    <style:style style:name="gr13" style:family="graphic" style:parent-style-name="standard">
      <style:graphic-properties draw:textarea-horizontal-align="justify" draw:textarea-vertical-align="middle" draw:auto-grow-height="false" fo:min-height="2.042cm" fo:min-width="3.0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3cm" fo:min-width="0cm"/>
    </style:style>
    <style:style style:name="gr15" style:family="graphic" style:parent-style-name="standard">
      <style:graphic-properties draw:stroke="none" svg:stroke-color="#000000" draw:fill="none" draw:fill-color="#ffffff" fo:min-height="0.455cm"/>
    </style:style>
    <style:style style:name="gr16" style:family="graphic" style:parent-style-name="standard">
      <style:graphic-properties draw:stroke="none" svg:stroke-color="#000000" draw:fill="none" draw:fill-color="#ffffff" fo:min-height="0.55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438cm" svg:height="1.27cm" svg:x="8.801cm" svg:y="5.07cm">
          <text:p text:style-name="P1">Decompres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1.52cm" svg:y1="3.792cm" svg:x2="11.52cm" svg:y2="5.07cm" draw:start-shape="id1" draw:start-glue-point="8" draw:end-shape="id2" draw:end-glue-point="0" svg:d="M11520 3792v1278" svg:viewBox="0 0 1 1279">
          <text:p/>
        </draw:connector>
        <draw:custom-shape draw:style-name="gr1" draw:text-style-name="P1" xml:id="id3" draw:id="id3" draw:layer="layout" svg:width="5.438cm" svg:height="1.27cm" svg:x="8.872cm" svg:y="7.899cm">
          <text:p text:style-name="P1">Split into multiple </text:p>
          <text:p text:style-name="P1">PDB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1.52cm" svg:y1="6.34cm" svg:x2="11.591cm" svg:y2="7.899cm" draw:start-shape="id2" draw:start-glue-point="2" draw:end-shape="id3" draw:end-glue-point="0" svg:d="M11520 6340l71 1559" svg:viewBox="0 0 72 1560">
          <text:p text:style-name="P1"/>
        </draw:connector>
        <draw:frame draw:style-name="gr4" draw:text-style-name="P4" draw:layer="layout" svg:width="7.843cm" svg:height="1.361cm" svg:x="11.72cm" svg:y="6.456cm">
          <draw:text-box>
            <text:p text:style-name="P3"><text:span text:style-name="T1">Single PDB file </text:span><text:span text:style-name="T1">with multiple </text:span><text:span text:style-name="T1">PDB</text:span></text:p>
            <text:p text:style-name="P3"><text:span text:style-name="T1">structures (N </text:span><text:span text:style-name="T1">structures)</text:span></text:p>
          </draw:text-box>
        </draw:frame>
        <draw:custom-shape draw:style-name="gr1" draw:text-style-name="P1" xml:id="id4" draw:id="id4" draw:layer="layout" svg:width="5.438cm" svg:height="1.27cm" svg:x="8.906cm" svg:y="10.826cm">
          <text:p text:style-name="P1">Split PDBs into </text:p>
          <text:p text:style-name="P1">M machine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1.591cm" svg:y1="9.169cm" svg:x2="11.625cm" svg:y2="10.826cm" draw:start-shape="id3" draw:start-glue-point="2" draw:end-shape="id4" draw:end-glue-point="0" svg:d="M11591 9169l34 1657" svg:viewBox="0 0 35 1658">
          <text:p/>
        </draw:connector>
        <draw:frame draw:style-name="gr5" draw:text-style-name="P4" draw:layer="layout" svg:width="7.186cm" svg:height="1.361cm" svg:x="12.062cm" svg:y="9.295cm">
          <draw:text-box>
            <text:p text:style-name="P3"><text:span text:style-name="T1">M</text:span><text:span text:style-name="T1">ul</text:span><text:span text:style-name="T1">ti</text:span><text:span text:style-name="T1">pl</text:span><text:span text:style-name="T1">e </text:span><text:span text:style-name="T1">P</text:span><text:span text:style-name="T1">D</text:span><text:span text:style-name="T1">B </text:span><text:span text:style-name="T1">fil</text:span><text:span text:style-name="T1">e</text:span><text:span text:style-name="T1">s </text:span><text:span text:style-name="T1">e</text:span><text:span text:style-name="T1">a</text:span><text:span text:style-name="T1">c</text:span><text:span text:style-name="T1">h </text:span><text:span text:style-name="T1">wi</text:span><text:span text:style-name="T1">th </text:span><text:span text:style-name="T1">a </text:span></text:p>
            <text:p text:style-name="P3"><text:span text:style-name="T1">si</text:span><text:span text:style-name="T1">n</text:span><text:span text:style-name="T1">gl</text:span><text:span text:style-name="T1">e </text:span><text:span text:style-name="T1">st</text:span><text:span text:style-name="T1">ru</text:span><text:span text:style-name="T1">ct</text:span><text:span text:style-name="T1">ur</text:span><text:span text:style-name="T1">e </text:span><text:span text:style-name="T1">(</text:span><text:span text:style-name="T1">N </text:span><text:span text:style-name="T1">fil</text:span><text:span text:style-name="T1">e</text:span><text:span text:style-name="T1">s)</text:span></text:p>
          </draw:text-box>
        </draw:frame>
        <draw:custom-shape draw:style-name="gr6" draw:text-style-name="P2" xml:id="id11" draw:id="id11" draw:layer="layout" svg:width="4.498cm" svg:height="1.183cm" svg:x="1.182cm" svg:y="2.192cm">
          <text:p text:style-name="P1">M Machin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xml:id="id1" draw:id="id1" draw:layer="layout" svg:width="8.06cm" svg:height="1.479cm" svg:x="7.49cm" svg:y="2.313cm">
          <text:p text:style-name="P1">Compressed</text:p>
          <text:p text:style-name="P1">trajectory (.pdb.tgz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" xml:id="id5" draw:id="id5" draw:layer="layout" svg:width="4.351cm" svg:height="2.752cm" svg:x="4.527cm" svg:y="13.688cm">
          <text:p text:style-name="P1">Create subgroups</text:p>
          <text:p text:style-name="P1">of structures</text:p>
          <text:p text:style-name="P1">by property</text:p>
          <text:p text:style-name="P1">changes 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1.625cm" svg:y1="12.096cm" svg:x2="6.702cm" svg:y2="13.688cm" draw:start-shape="id4" draw:start-glue-point="2" draw:end-shape="id5" draw:end-glue-point="0" svg:d="M11625 12096l-4923 1592" svg:viewBox="0 0 4924 1593">
          <text:p/>
        </draw:connector>
        <draw:frame draw:style-name="gr9" draw:text-style-name="P4" draw:layer="layout" svg:width="2.742cm" svg:height="1.916cm" svg:x="5.242cm" svg:y="11.504cm">
          <draw:text-box>
            <text:p text:style-name="P3"><text:span text:style-name="T1">G</text:span><text:span text:style-name="T2">1</text:span><text:span text:style-name="T1"> group </text:span></text:p>
            <text:p text:style-name="P3"><text:span text:style-name="T1">with N/M</text:span></text:p>
            <text:p text:style-name="P3"><text:span text:style-name="T1">structures</text:span></text:p>
          </draw:text-box>
        </draw:frame>
        <draw:custom-shape draw:style-name="gr10" draw:text-style-name="P1" xml:id="id6" draw:id="id6" draw:layer="layout" svg:width="3.587cm" svg:height="2.542cm" svg:x="4.915cm" svg:y="18.365cm">
          <text:p text:style-name="P1">Distribute <text:s/></text:p>
          <text:p text:style-name="P1">subgroups</text:p>
          <text:p text:style-name="P1">into the P </text:p>
          <text:p text:style-name="P1">processors 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702cm" svg:y1="16.44cm" svg:x2="6.708cm" svg:y2="18.365cm" draw:start-shape="id5" draw:start-glue-point="2" draw:end-shape="id6" svg:d="M6702 16440l6 1925" svg:viewBox="0 0 7 1926">
          <text:p/>
        </draw:connector>
        <draw:frame draw:style-name="gr9" draw:text-style-name="P4" draw:layer="layout" svg:width="3.775cm" svg:height="1.916cm" svg:x="6.914cm" svg:y="16.705cm">
          <draw:text-box>
            <text:p text:style-name="P3"><text:span text:style-name="T1">M</text:span><text:span text:style-name="T1">1 </text:span><text:span text:style-name="T1">s</text:span><text:span text:style-name="T1">u</text:span><text:span text:style-name="T1">b</text:span><text:span text:style-name="T1">r</text:span><text:span text:style-name="T1">o</text:span><text:span text:style-name="T1">u</text:span><text:span text:style-name="T1">p</text:span><text:span text:style-name="T1">s </text:span></text:p>
            <text:p text:style-name="P3"><text:span text:style-name="T1">of </text:span><text:span text:style-name="T1">st</text:span><text:span text:style-name="T1">r</text:span><text:span text:style-name="T1">u</text:span><text:span text:style-name="T1">ct</text:span><text:span text:style-name="T1">u</text:span><text:span text:style-name="T1">r</text:span><text:span text:style-name="T1">e</text:span><text:span text:style-name="T1">s</text:span></text:p>
          </draw:text-box>
        </draw:frame>
        <draw:custom-shape draw:style-name="gr11" draw:text-style-name="P1" xml:id="id7" draw:id="id7" draw:layer="layout" svg:width="4.343cm" svg:height="2.712cm" svg:x="14.525cm" svg:y="13.708cm">
          <text:p text:style-name="P1">Create subgroups</text:p>
          <text:p text:style-name="P1">of structures</text:p>
          <text:p text:style-name="P1">by property</text:p>
          <text:p text:style-name="P1">changes 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1.625cm" svg:y1="12.096cm" svg:x2="16.696cm" svg:y2="13.708cm" draw:start-shape="id4" draw:start-glue-point="2" draw:end-shape="id7" draw:end-glue-point="0" svg:d="M11625 12096l5071 1612" svg:viewBox="0 0 5072 1613">
          <text:p/>
        </draw:connector>
        <draw:custom-shape draw:style-name="gr12" draw:text-style-name="P2" xml:id="id8" draw:id="id8" draw:layer="layout" svg:width="3.81cm" svg:height="1.183cm" svg:x="0.215cm" svg:y="19.045cm">
          <text:p text:style-name="P1">P </text:p>
          <text:p text:style-name="P1">Processor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draw:type="line" svg:x1="3.637cm" svg:y1="19.637cm" svg:x2="4.915cm" svg:y2="19.636cm" draw:start-shape="id8" draw:start-glue-point="9" draw:end-shape="id6" svg:d="M3637 19637l1278-1" svg:viewBox="0 0 1279 2">
          <text:p/>
        </draw:connector>
        <draw:custom-shape draw:style-name="gr13" draw:text-style-name="P1" xml:id="id9" draw:id="id9" draw:layer="layout" svg:width="3.846cm" svg:height="2.54cm" svg:x="1.681cm" svg:y="22.6cm">
          <text:p text:style-name="P1">Clustering of</text:p>
          <text:p text:style-name="P1">the structures </text:p>
          <text:p text:style-name="P1">from </text:p>
          <text:p text:style-name="P1">subgroup 1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6.708cm" svg:y1="20.907cm" svg:x2="3.604cm" svg:y2="22.6cm" draw:start-shape="id6" draw:start-glue-point="2" draw:end-shape="id9" draw:end-glue-point="0" svg:d="M6708 20907l-3104 1693" svg:viewBox="0 0 3105 1694">
          <text:p/>
        </draw:connector>
        <draw:frame draw:style-name="gr14" draw:text-style-name="P4" draw:layer="layout" svg:width="3.034cm" svg:height="1.373cm" svg:x="1.552cm" svg:y="20.998cm">
          <draw:text-box>
            <text:p text:style-name="P3"><text:span text:style-name="T1">subproup</text:span></text:p>
            <text:p text:style-name="P3"><text:span text:style-name="T1">1</text:span></text:p>
          </draw:text-box>
        </draw:frame>
        <draw:custom-shape draw:style-name="gr13" draw:text-style-name="P1" xml:id="id10" draw:id="id10" draw:layer="layout" svg:width="3.846cm" svg:height="2.54cm" svg:x="7.282cm" svg:y="22.6cm">
          <text:p text:style-name="P1">Clustering of</text:p>
          <text:p text:style-name="P1">the structures </text:p>
          <text:p text:style-name="P1">from </text:p>
          <text:p text:style-name="P1">subgroup 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6.708cm" svg:y1="20.907cm" svg:x2="9.205cm" svg:y2="22.6cm" draw:start-shape="id6" draw:start-glue-point="2" draw:end-shape="id10" draw:end-glue-point="0" svg:d="M6708 20907l2497 1693" svg:viewBox="0 0 2498 1694">
          <text:p/>
        </draw:connector>
        <draw:frame draw:style-name="gr14" draw:text-style-name="P4" draw:layer="layout" svg:width="3.301cm" svg:height="1.373cm" svg:x="8.552cm" svg:y="20.999cm">
          <draw:text-box>
            <text:p text:style-name="P3"><text:span text:style-name="T1">subgroup</text:span></text:p>
            <text:p text:style-name="P3"><text:span text:style-name="T1"><text:s/></text:span><text:span text:style-name="T1">P</text:span></text:p>
          </draw:text-box>
        </draw:frame>
        <draw:frame draw:style-name="gr15" draw:text-style-name="P5" draw:layer="layout" svg:width="1.693cm" svg:height="0.802cm" svg:x="5.644cm" svg:y="23.389cm">
          <draw:text-box>
            <text:p>…….</text:p>
          </draw:text-box>
        </draw:frame>
        <draw:connector draw:style-name="gr2" draw:text-style-name="P2" draw:layer="layout" svg:x1="3.431cm" svg:y1="3.375cm" svg:x2="4.527cm" svg:y2="15.064cm" draw:start-shape="id11" draw:start-glue-point="8" draw:end-shape="id5" draw:end-glue-point="3" svg:d="M3431 3375v11689h1096" svg:viewBox="0 0 1097 11690">
          <text:p/>
        </draw:connector>
        <draw:frame draw:style-name="gr9" draw:text-style-name="P4" draw:layer="layout" svg:width="2.742cm" svg:height="1.916cm" svg:x="16.037cm" svg:y="11.457cm">
          <draw:text-box>
            <text:p text:style-name="P3"><text:span text:style-name="T1">G</text:span><text:span text:style-name="T3">M</text:span><text:span text:style-name="T1"> group </text:span></text:p>
            <text:p text:style-name="P3"><text:span text:style-name="T1">with N/M</text:span></text:p>
            <text:p text:style-name="P3"><text:span text:style-name="T1">structures</text:span></text:p>
          </draw:text-box>
        </draw:frame>
        <draw:frame draw:style-name="gr16" draw:text-style-name="P5" draw:layer="layout" svg:width="3.668cm" svg:height="0.802cm" svg:x="10.266cm" svg:y="14.535cm">
          <draw:text-box>
            <text:p>……………….</text:p>
          </draw:text-box>
        </draw:frame>
        <draw:custom-shape draw:style-name="gr10" draw:text-style-name="P1" xml:id="id13" draw:id="id13" draw:layer="layout" svg:width="3.587cm" svg:height="2.542cm" svg:x="14.915cm" svg:y="18.366cm">
          <text:p text:style-name="P1">Distribute <text:s/></text:p>
          <text:p text:style-name="P1">subgroups</text:p>
          <text:p text:style-name="P1">into the P </text:p>
          <text:p text:style-name="P1">processors 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775cm" svg:height="1.916cm" svg:x="16.914cm" svg:y="16.706cm">
          <draw:text-box>
            <text:p text:style-name="P3"><text:span text:style-name="T1">M </text:span><text:span text:style-name="T1">subroups </text:span></text:p>
            <text:p text:style-name="P3"><text:span text:style-name="T1">of </text:span><text:span text:style-name="T1">structure</text:span><text:span text:style-name="T1">s</text:span></text:p>
          </draw:text-box>
        </draw:frame>
        <draw:custom-shape draw:style-name="gr12" draw:text-style-name="P2" xml:id="id12" draw:id="id12" draw:layer="layout" svg:width="3.81cm" svg:height="1.183cm" svg:x="10.215cm" svg:y="19.046cm">
          <text:p text:style-name="P1">P </text:p>
          <text:p text:style-name="P1">Processor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draw:type="line" svg:x1="13.637cm" svg:y1="19.638cm" svg:x2="14.915cm" svg:y2="19.637cm" draw:start-shape="id12" draw:start-glue-point="9" draw:end-shape="id13" svg:d="M13637 19638l1278-1" svg:viewBox="0 0 1279 2">
          <text:p/>
        </draw:connector>
        <draw:custom-shape draw:style-name="gr13" draw:text-style-name="P1" xml:id="id14" draw:id="id14" draw:layer="layout" svg:width="3.846cm" svg:height="2.54cm" svg:x="11.981cm" svg:y="22.601cm">
          <text:p text:style-name="P1">Clustering of</text:p>
          <text:p text:style-name="P1">the structures </text:p>
          <text:p text:style-name="P1">from </text:p>
          <text:p text:style-name="P1">subgroup 1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6.708cm" svg:y1="20.908cm" svg:x2="13.904cm" svg:y2="22.601cm" draw:start-shape="id13" draw:start-glue-point="2" draw:end-shape="id14" draw:end-glue-point="0" svg:d="M16708 20908l-2804 1693" svg:viewBox="0 0 2805 1694">
          <text:p/>
        </draw:connector>
        <draw:frame draw:style-name="gr14" draw:text-style-name="P4" draw:layer="layout" svg:width="3.034cm" svg:height="1.373cm" svg:x="11.552cm" svg:y="20.999cm">
          <draw:text-box>
            <text:p text:style-name="P3"><text:span text:style-name="T1">subproup 1</text:span></text:p>
          </draw:text-box>
        </draw:frame>
        <draw:custom-shape draw:style-name="gr13" draw:text-style-name="P1" xml:id="id15" draw:id="id15" draw:layer="layout" svg:width="3.846cm" svg:height="2.54cm" svg:x="17.482cm" svg:y="22.601cm">
          <text:p text:style-name="P1">Clustering of</text:p>
          <text:p text:style-name="P1">the K structures </text:p>
          <text:p text:style-name="P1">from </text:p>
          <text:p text:style-name="P1">subgroup 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6.708cm" svg:y1="20.908cm" svg:x2="19.405cm" svg:y2="22.601cm" draw:start-shape="id13" draw:start-glue-point="2" draw:end-shape="id15" draw:end-glue-point="0" svg:d="M16708 20908l2697 1693" svg:viewBox="0 0 2698 1694">
          <text:p/>
        </draw:connector>
        <draw:frame draw:style-name="gr14" draw:text-style-name="P4" draw:layer="layout" svg:width="3.301cm" svg:height="1.373cm" svg:x="18.552cm" svg:y="21cm">
          <draw:text-box>
            <text:p text:style-name="P3"><text:span text:style-name="T1">subgroup P</text:span></text:p>
          </draw:text-box>
        </draw:frame>
        <draw:frame draw:style-name="gr15" draw:text-style-name="P5" draw:layer="layout" svg:width="1.693cm" svg:height="0.802cm" svg:x="15.844cm" svg:y="23.39cm">
          <draw:text-box>
            <text:p>…….</text:p>
          </draw:text-box>
        </draw:frame>
        <draw:connector draw:style-name="gr2" draw:text-style-name="P2" draw:layer="layout" draw:type="line" svg:x1="16.696cm" svg:y1="16.42cm" svg:x2="16.708cm" svg:y2="18.366cm" draw:start-shape="id7" draw:start-glue-point="2" draw:end-shape="id13" draw:end-glue-point="0" svg:d="M16696 16420l12 1946" svg:viewBox="0 0 13 19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21:13:07.518027508</meta:creation-date>
    <dc:date>2017-02-23T22:42:13.558995304</dc:date>
    <meta:editing-duration>PT57M5S</meta:editing-duration>
    <meta:editing-cycles>20</meta:editing-cycles>
    <meta:generator>LibreOffice/5.1.4.2$Linux_X86_64 LibreOffice_project/10m0$Build-2</meta:generator>
    <meta:document-statistic meta:object-count="42"/>
  </office:meta>
</office:document-meta>
</file>